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Liberation Mono" fo:font-size="13pt" fo:font-weight="bold" officeooo:paragraph-rsid="0023051c" style:font-name-asian="Droid Sans Fallback1" style:font-size-asian="13pt" style:font-weight-asian="bold" style:font-name-complex="Liberation Mono" style:font-size-complex="13pt" style:font-weight-complex="bold"/>
    </style:style>
    <style:style style:name="P4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300b33" style:font-name-asian="Droid Sans Fallback1" style:font-size-asian="10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2a0dd9" style:font-name-asian="Droid Sans Fallback1" style:font-size-asian="10pt" style:font-weight-asian="normal" style:font-name-complex="Liberation Mono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9.999cm" svg:y="5.2cm" svg:width="4.2cm" svg:height="0.55cm" draw:z-index="0">
        <draw:text-box>
          <text:p text:style-name="P3"><text:text-input text:description="&lt;formatLang(o.residual).rjust(15,&quot;-&quot;)&gt;">---------------</text:text-input></text:p>
        </draw:text-box>
      </draw:frame>
      <draw:frame draw:style-name="fr2" draw:name="Rahmen1" text:anchor-type="page" text:anchor-page-number="1" svg:x="11.201cm" svg:y="6.699cm" svg:width="3cm" svg:height="3.5cm" draw:z-index="1">
        <draw:text-box>
          <text:p text:style-name="P5"><text:text-input text:description="&lt;o.number&gt;">NUMBER</text:text-input></text:p>
          <text:p text:style-name="P6"/>
          <text:p text:style-name="P6"><text:text-input text:description="&lt;o.name&gt;">REF</text:text-input></text:p>
        </draw:text-box>
      </draw:frame>
      <draw:frame draw:style-name="fr2" draw:name="Rahmen3" text:anchor-type="page" text:anchor-page-number="1" svg:x="24.5cm" svg:y="5.2cm" svg:width="4.2cm" svg:height="0.55cm" draw:z-index="2">
        <draw:text-box>
          <text:p text:style-name="P3"><text:text-input text:description="&lt;formatLang(o.residual).rjust(15,&quot;-&quot;)&gt;">---------------</text:text-input></text:p>
        </draw:text-box>
      </draw:frame>
      <draw:frame draw:style-name="fr2" draw:name="Rahmen5" text:anchor-type="page" text:anchor-page-number="1" svg:x="15cm" svg:y="7.001cm" svg:width="9.999cm" svg:height="0.55cm" draw:z-index="3">
        <draw:text-box>
          <text:p text:style-name="P2"><text:text-input text:description="&lt;o.number&gt;">NUMBER</text:text-input></text:p>
        </draw:text-box>
      </draw:frame>
      <draw:frame draw:style-name="fr2" draw:name="Rahmen6" text:anchor-type="page" text:anchor-page-number="1" svg:x="15cm" svg:y="7.699cm" svg:width="9.999cm" svg:height="0.55cm" draw:z-index="4">
        <draw:text-box>
          <text:p text:style-name="P2"><text:text-input text:description="&lt;o.name&gt;">REF</text:text-input></text:p>
        </draw:text-box>
      </draw:frame>
      <text:p text:style-name="P1"><text:text-input text:description="&lt;for each=&quot;o in objects&quot;&gt;">FOR EACH INVOICE</text:text-input></text:p>
      <text:p text:style-name="P4"><text:placeholder text:placeholder-type="text">&lt;setLang(o.partner_id.lang or 'de_DE')&gt;</text:placeholder></text:p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1"/>
      <text:p text:style-name="P1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12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23:27:30.131528000</dc:date>
    <meta:generator>LibreOffice/4.2.5.2$MacOSX_X86_64 LibreOffice_project/61cb170a04bb1f12e77c884eab9192be736ec5f5</meta:generator>
    <meta:editing-duration>PT5H35M43S</meta:editing-duration>
    <meta:editing-cycles>33</meta:editing-cycles>
    <meta:print-date>2014-09-12T22:44:11.013611000</meta:print-date>
    <meta:document-statistic meta:table-count="0" meta:image-count="0" meta:object-count="0" meta:page-count="1" meta:paragraph-count="9" meta:word-count="30" meta:character-count="127" meta:non-whitespace-character-count="121"/>
  </office:meta>
</office:document-meta>
</file>